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xcelente, esta sección ya contiene una sólida estructura conceptual y técnica. Vamos ahora a envolverla con la <text:span text:style-name="Strong_20_Emphasis">voz narrativa espiritual</text:span> que discutimos, construyendo una apertura y un cierre que introduzcan y cierren el laboratorio con un tono místico, reflexivo y unificador, <text:span text:style-name="Strong_20_Emphasis">sin tocar el contenido técnico en sí</text:span>.</text:p>
      <text:p text:style-name="Horizontal_20_Line"/>
      <text:h text:style-name="Heading_20_2" text:outline-level="2">🌒 <text:span text:style-name="Strong_20_Emphasis">Apertura narrativa para el Laboratorio 1 – “¿Qué es el ADN?”</text:span></text:h>
      <text:p text:style-name="Quotations"><text:span text:style-name="Emphasis">Antes de que un cuerpo respire, antes de que un corazón palpite o una célula despierte, ya hay una historia escrita en silencio.<text:line-break/>No está escrita con tinta ni palabras, sino con un alfabeto más antiguo que el lenguaje, más preciso que el pensamiento.<text:line-break/>Cada ser que nace, cada hoja que brota, cada criatura que se mueve sobre la tierra, lo hace siguiendo un texto invisible que late en lo más profundo de su ser.</text:span></text:p>
      <text:p text:style-name="Quotations"><text:span text:style-name="Emphasis">Ese texto es el ADN.<text:line-break/>Una voz que no habla, pero que construye.<text:line-break/>Un plano que no se ve, pero que organiza todo lo que somos.</text:span></text:p>
      <text:p text:style-name="Quotations"><text:span text:style-name="Emphasis">Este laboratorio es una invitación a descifrar el misterio de esa memoria primordial.<text:line-break/>A entender cómo la vida no solo respira, sino que </text:span><text:span text:style-name="Emphasis"><text:span text:style-name="Strong_20_Emphasis">recuerda</text:span></text:span><text:span text:style-name="Emphasis">.<text:line-break/>Cómo cada organismo es la manifestación de una información codificada,<text:line-break/>y cómo esa información, aun sin conciencia, conduce el baile sagrado de la existencia.</text:span></text:p>
      <text:p text:style-name="Horizontal_20_Line"/>
      <text:h text:style-name="Heading_20_2" text:outline-level="2">[Contenido técnico (sin modificar)]</text:h>
      <text:p text:style-name="Text_20_body"><text:span text:style-name="Emphasis">(Aquí se coloca tal como está el texto de las secciones 1 a 4.)</text:span></text:p>
      <text:p text:style-name="Horizontal_20_Line"/>
      <text:h text:style-name="Heading_20_2" text:outline-level="2">🌘 <text:span text:style-name="Strong_20_Emphasis">Cierre narrativo para el Laboratorio 1</text:span></text:h>
      <text:p text:style-name="Quotations"><text:span text:style-name="Emphasis">Ahora sabemos que el ADN no es solo una sustancia, ni un manual de instrucciones biológicas.<text:line-break/>Es una arquitectura invisible que sostiene la continuidad de la vida.<text:line-break/>Una estructura lógica que permite que cada ser nacido lleve consigo el eco de quienes lo precedieron,<text:line-break/>y al mismo tiempo, el germen de algo que nunca ha sido visto.</text:span></text:p>
      <text:p text:style-name="Quotations"><text:span text:style-name="Emphasis">En su silencio, el ADN guarda el murmullo de millones de generaciones.<text:line-break/>Es la memoria de la especie,<text:line-break/>pero también la posibilidad de su transformación.</text:span></text:p>
      <text:p text:style-name="Quotations"><text:soft-page-break/><text:span text:style-name="Emphasis">Y si la vida es un sistema inteligente,<text:line-break/>el ADN es su primer acto de lucidez:<text:line-break/>una forma de recordar sin comprender,<text:line-break/>de avanzar sin mirar atrás,<text:line-break/>de explorar la infinitud mediante combinaciones finitas.</text:span></text:p>
      <text:p text:style-name="Quotations"><text:span text:style-name="Emphasis">Así comienza nuestra exploración:<text:line-break/>no con respuestas, sino con un código.<text:line-break/>No con certezas, sino con una clave.<text:line-break/>Y como toda clave, espera ser usada… para abrir algo más.</text:span></text:p>
      <text:p text:style-name="Horizontal_20_Line"/>
      <text:p text:style-name="Text_20_body">¿Querés que sigamos con la segunda sección del laboratorio, usando este mismo formato? ¿O querés que elaboremos las variaciones temáticas de cada laboratorio antes de avanza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1:11:09.620000000</meta:creation-date>
    <dc:date>2025-07-29T11:14:03.760000000</dc:date>
    <meta:editing-duration>PT2M54S</meta:editing-duration>
    <meta:editing-cycles>1</meta:editing-cycles>
    <meta:document-statistic meta:table-count="0" meta:image-count="0" meta:object-count="0" meta:page-count="2" meta:paragraph-count="13" meta:word-count="404" meta:character-count="2364" meta:non-whitespace-character-count="1972"/>
    <meta:generator>LibreOffice/7.3.5.2$Windows_X86_64 LibreOffice_project/184fe81b8c8c30d8b5082578aee2fed2ea847c01</meta:generator>
  </office:meta>
</office:document-meta>
</file>